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text-properties officeooo:rsid="00026f71" officeooo:paragraph-rsid="00026f71"/>
    </style:style>
    <style:style style:name="P2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4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5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6" style:family="paragraph" style:parent-style-name="Standard">
      <style:text-properties style:text-underline-style="none" officeooo:rsid="00064778" officeooo:paragraph-rsid="00064778"/>
    </style:style>
    <style:style style:name="P7" style:family="paragraph" style:parent-style-name="Standard">
      <style:text-properties style:text-underline-style="none" officeooo:rsid="0007489a" officeooo:paragraph-rsid="0007489a"/>
    </style:style>
    <style:style style:name="P8" style:family="paragraph" style:parent-style-name="Standard">
      <style:text-properties style:text-underline-style="none" officeooo:rsid="0008620b" officeooo:paragraph-rsid="0008620b"/>
    </style:style>
    <style:style style:name="P9" style:family="paragraph" style:parent-style-name="Standard">
      <style:text-properties style:text-underline-style="none" officeooo:rsid="00075a98" officeooo:paragraph-rsid="00064778"/>
    </style:style>
    <style:style style:name="P10" style:family="paragraph" style:parent-style-name="Standard">
      <style:text-properties style:text-underline-style="none" officeooo:rsid="000a0689" officeooo:paragraph-rsid="000a0689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2" style:family="paragraph" style:parent-style-name="Standard">
      <style:text-properties officeooo:rsid="000afc83" officeooo:paragraph-rsid="000afc83"/>
    </style:style>
    <style:style style:name="P13" style:family="paragraph" style:parent-style-name="Footer">
      <style:paragraph-properties fo:text-align="end" style:justify-single-word="false"/>
      <style:text-properties fo:font-size="9pt" officeooo:rsid="0007489a" officeooo:paragraph-rsid="0017460d" style:font-size-asian="9pt" style:font-size-complex="9pt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officeooo:rsid="0016d33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4.011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9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21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5.32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5.558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3.336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4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3.141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uia de montagem – Circuito impresso</text:p>
      <text:p text:style-name="P1"/>
      <text:p text:style-name="P1">Modelo da placa: <text:span text:style-name="T5">Demux</text:span><text:tab/> versão: 02</text:p>
      <text:p text:style-name="P1">Ljcpcb order: _________________________________</text:p>
      <text:p text:style-name="P1">Data: ____/____/____</text:p>
      <text:p text:style-name="P1"/>
      <text:p text:style-name="P12"><text:span text:style-name="T3">Separação de material:</text:span> </text:p>
      <text:section text:style-name="Sect1" text:name="Seção1">
        <text:list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2"/>
      <text:p text:style-name="P1"><text:span text:style-name="T3">Separação de </text:span><text:span text:style-name="T4">componentes</text:span></text:p>
      <text:p text:style-name="P2"><draw:custom-shape text:anchor-type="paragraph" draw:z-index="0" draw:name="Forma 1" draw:style-name="gr9" draw:text-style-name="P16" svg:width="8.843cm" svg:height="3.142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8" draw:text-style-name="P17" svg:width="8.762cm" svg:height="2.463cm" svg:x="9.01cm" svg:y="0.483cm"><draw:text-box><text:p><text:span text:style-name="T6">Resistores</text:span> (designador – quantidade - valor)</text:p><text:p text:style-name="P18"><text:span text:style-name="T7"><text:tab/></text:span><text:span text:style-name="T7">R1, R2 – 2 – 1,5k</text:span></text:p><text:p text:style-name="P18"><text:span text:style-name="T7"><text:tab/></text:span><text:span text:style-name="T7">R3 – 1 – 470</text:span></text:p><text:p text:style-name="P18"><text:span text:style-name="T7"><text:tab/></text:span><text:span text:style-name="T7">R4 – 1 – 510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5" draw:name="Forma 2" draw:style-name="gr6" draw:text-style-name="P16" svg:width="8.843cm" svg:height="3.336cm" svg:x="0.004cm" svg:y="0.035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3"/>
      <text:p text:style-name="P3"/>
      <text:p text:style-name="P3"/>
      <text:p text:style-name="P3"/>
      <text:p text:style-name="P3"><draw:custom-shape text:anchor-type="paragraph" draw:z-index="9" draw:name="Forma 3" draw:style-name="gr3" draw:text-style-name="P16" svg:width="8.843cm" svg:height="4.215cm" svg:x="0.004cm" svg:y="0.31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><draw:frame text:anchor-type="paragraph" draw:z-index="4" draw:name="Quadro de texto 5" draw:style-name="gr2" draw:text-style-name="P17" svg:width="9.566cm" svg:height="3.948cm" svg:x="9.028cm" svg:y="2.764cm"><draw:text-box><text:p><text:span text:style-name="T6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draw:custom-shape text:anchor-type="paragraph" draw:z-index="7" draw:name="Forma 6" draw:style-name="gr5" draw:text-style-name="P16" svg:width="8.843cm" svg:height="5.559cm" svg:x="0.004cm" svg:y="2.526cm"><text:p/><draw:enhanced-geometry svg:viewBox="0 0 21600 21600" draw:type="rectangle" draw:enhanced-path="M 0 0 L 21600 0 21600 21600 0 21600 0 0 Z N"/></draw:custom-shape></text:p>
      <text:p text:style-name="P3"/>
      <text:p text:style-name="P3"><draw:frame text:anchor-type="paragraph" draw:z-index="3" draw:name="Quadro de texto 4" draw:style-name="gr7" draw:text-style-name="P17" svg:width="8.794cm" svg:height="4.384cm" svg:x="9.292cm" svg:y="-3.131cm"><draw:text-box><text:p><text:span text:style-name="T6">CIs</text:span> (designador – quantidade - valor)</text:p><text:p><text:tab/><text:span text:style-name="T7">UxAx, UxBx</text:span> – <text:s/>10 <text:s/>– <text:s/>dip16(multiplexador de 8 canais)</text:p><text:p/><text:p><text:tab/></text:p></draw:text-box></draw:frame></text:p>
      <text:p text:style-name="P3"/>
      <text:p text:style-name="P3"/>
      <text:p text:style-name="P3"/>
      <text:p text:style-name="P3"/>
      <text:p text:style-name="P3"><draw:frame text:anchor-type="paragraph" draw:z-index="2" draw:name="Quadro de texto 3" draw:style-name="gr2" draw:text-style-name="P17" svg:width="8.54cm" svg:height="3.948cm" svg:x="9.13cm" svg:y="-9.218cm"><draw:text-box><text:p><text:span text:style-name="T6">LEDs</text:span> (designador – quantidade - valor)</text:p><text:p text:style-name="P18"><text:tab/><text:span text:style-name="T7">L+3.3v1</text:span> – 1 – <text:span text:style-name="T7">Yelow</text:span></text:p><text:p text:style-name="P18"><text:tab/><text:span text:style-name="T7">L+5v1</text:span><text:tab/>– 1 – <text:span text:style-name="T7">Green</text:span></text:p><text:p text:style-name="P18"><text:tab/><text:span text:style-name="T7">L+9v1</text:span><text:tab/>– 1 – <text:span text:style-name="T7">Blue</text:span></text:p><text:p text:style-name="P18"><text:tab/><text:span text:style-name="T7">L-9v1</text:span><text:tab/>– 1 – <text:span text:style-name="T7">Red</text:span></text:p><text:p/><text:p><text:tab/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text:anchor-type="paragraph" draw:z-index="11" draw:name="Quadro de texto 2" draw:style-name="gr2" draw:text-style-name="P17" svg:width="9.035cm" svg:height="3.948cm" svg:x="8.989cm" svg:y="4.477cm"><draw:text-box><text:p><text:span text:style-name="T6">Barra macho dupla 90º</text:span> (designador – quantidade - valor)</text:p><text:p><text:tab/><text:tab/>J14,J15 – 2 – 12 pinos (24 total)</text:p><text:p/><text:p><text:tab/></text:p><text:p/></draw:text-box></draw:frame><draw:custom-shape text:anchor-type="paragraph" draw:z-index="13" draw:name="Forma 4" draw:style-name="gr1" draw:text-style-name="P16" svg:width="8.843cm" svg:height="4.012cm" svg:x="-0.018cm" svg:y="4.523cm"><text:p/><draw:enhanced-geometry svg:viewBox="0 0 21600 21600" draw:type="rectangle" draw:enhanced-path="M 0 0 L 21600 0 21600 21600 0 21600 0 0 Z N"/></draw:custom-shape><text:soft-page-break/></text:p>
      <text:p text:style-name="P6"/>
      <text:p text:style-name="P6"><draw:custom-shape text:anchor-type="paragraph" draw:z-index="6" draw:name="Forma 5" draw:style-name="gr1" draw:text-style-name="P16" svg:width="8.843cm" svg:height="4.012cm" svg:x="-0.018cm" svg:y="-0.811cm"><text:p/><draw:enhanced-geometry svg:viewBox="0 0 21600 21600" draw:type="rectangle" draw:enhanced-path="M 0 0 L 21600 0 21600 21600 0 21600 0 0 Z N"/></draw:custom-shape><text:tab/><text:tab/></text:p>
      <text:p text:style-name="P6"><text:tab/><text:tab/></text:p>
      <text:p text:style-name="P6"/>
      <text:p text:style-name="P8"/>
      <text:p text:style-name="P7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10" draw:name="Quadro de texto 10" draw:style-name="gr2" draw:text-style-name="P17" svg:width="9.035cm" svg:height="3.948cm" svg:x="8.989cm" svg:y="-8.192cm"><draw:text-box><text:p><text:span text:style-name="T6">Barra macho</text:span> (designador – quantidade - valor)</text:p><text:p><text:tab/><text:tab/>J4 – 1 – 03 pinos </text:p><text:p><text:tab/>J5,J6,J7,…,J13 – 9 – 02 pinos </text:p><text:p><text:tab/></text:p><text:p/></draw:text-box></draw:frame><draw:custom-shape text:anchor-type="paragraph" draw:z-index="8" draw:name="Forma 7" draw:style-name="gr4" draw:text-style-name="P16" svg:width="8.843cm" svg:height="5.324cm" svg:x="-0.018cm" svg:y="0.474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><draw:frame text:anchor-type="paragraph" draw:z-index="12" draw:name="Quadro de texto 8" draw:style-name="gr2" draw:text-style-name="P17" svg:width="8.995cm" svg:height="3.948cm" svg:x="8.987cm" svg:y="-1.852cm"><draw:text-box><text:p><text:span text:style-name="T6">Microcontrolador</text:span> (designador – quantidade - valor)</text:p><text:p><text:tab/>U2 – 1 – stm32 ( 2 barras fêmeas 20 pinos)</text:p></draw:text-box></draw:frame></text:p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>Número de placas restantes:</text:p>
      <text:p text:style-name="P10"/>
      <text:p text:style-name="P4">Componentes próximos de acabarem:</text:p>
      <text:p text:style-name="P4"/>
      <text:p text:style-name="P4"/>
      <text:p text:style-name="P4"/>
      <text:p text:style-name="P4"/>
      <text:p text:style-name="P4"/>
      <text:p text:style-name="P5">Componentes que foram substituídos:</text:p>
      <text:p text:style-name="P10"/>
      <text:p text:style-name="P10"/>
      <text:p text:style-name="P10"/>
      <text:p text:style-name="P10"/>
      <text:p text:style-name="P10"/>
      <text:p text:style-name="P10"><text:span text:style-name="T3">Componentes em falta: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7460d" style:font-size-asian="9pt" style:font-size-complex="9pt"/>
    </style:style>
    <style:style style:name="MT1" style:family="text">
      <style:text-properties officeooo:rsid="0016d338"/>
    </style:style>
    <style:style style:name="MT2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Demux</text:span> V02 - JLCPCB order:______________________ page <text:page-number text:select-page="current">2</text:page-number><text:span text:style-name="MT2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26T18:36:24.649639553</dc:date>
    <meta:editing-duration>PT2H13M29S</meta:editing-duration>
    <meta:editing-cycles>16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27" meta:word-count="90" meta:character-count="576" meta:non-whitespace-character-count="514"/>
  </office:meta>
</office:document-meta>
</file>